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3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4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5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 style:data-style-name="N37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3cf8e"/>
    </style:style>
    <style:style style:name="P6" style:family="paragraph" style:parent-style-name="Table_20_Contents">
      <style:paragraph-properties fo:text-align="start" style:justify-single-word="false"/>
      <style:text-properties officeooo:rsid="0013cf8e" officeooo:paragraph-rsid="0013cf8e"/>
    </style:style>
    <style:style style:name="P7" style:family="paragraph" style:parent-style-name="Table_20_Contents">
      <style:paragraph-properties fo:text-align="start" style:justify-single-word="false"/>
      <style:text-properties officeooo:rsid="001535ca" officeooo:paragraph-rsid="001535ca"/>
    </style:style>
    <style:style style:name="T1" style:family="text">
      <style:text-properties officeooo:rsid="0013cf8e"/>
    </style:style>
    <style:style style:name="T2" style:family="text">
      <style:text-properties officeooo:rsid="001535ca"/>
    </style:style>
    <style:style style:name="T3" style:family="text">
      <style:text-properties officeooo:rsid="001535ca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535ca" fo:background-color="transparent" loext:char-shading-value="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<text:span text:style-name="T2">Seconde</text:span><text:span text:style-name="T1"> intégration </text:span><text:span text:style-name="T2">(reportée) </text:span><text:span text:style-name="T3">*</text:span><text:span text:style-name="T5">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<text:span text:style-name="T2">04/03</text:span>/2021</text:p>
          </table:table-cell>
          <table:table-cell table:style-name="Table1.A2" office:value-type="string">
            <text:p text:style-name="P4">Heure: <text:span text:style-name="T1">1</text:span><text:span text:style-name="T2">0</text:span>h</text:p>
          </table:table-cell>
          <table:table-cell table:style-name="Table1.C2" table:number-columns-spanned="2" office:value-type="string">
            <text:p text:style-name="P4">Lieu: Télétravail</text:p>
          </table:table-cell>
          <table:covered-table-cell/>
        </table:table-row>
        <table:table-row table:style-name="Table1.1">
          <table:table-cell table:style-name="Table1.A8" office:value-type="string">
            <text:p text:style-name="P4">Réunion organisée par</text:p>
          </table:table-cell>
          <table:table-cell table:style-name="Table1.B8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Type de réunion</text:p>
          </table:table-cell>
          <table:table-cell table:style-name="Table1.B8" table:number-columns-spanned="3" office:value-type="string">
            <text:p text:style-name="P4">Réunion de projet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Secrétaire</text:p>
          </table:table-cell>
          <table:table-cell table:style-name="Table1.B8" table:number-columns-spanned="3" office:value-type="string">
            <text:p text:style-name="P6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Participants</text:p>
          </table:table-cell>
          <table:table-cell table:style-name="Table1.B8" table:number-columns-spanned="3" office:value-type="string">
            <text:p text:style-name="P4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Absent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4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5">Ordre du jour: <text:span text:style-name="T1">Intégration </text:span><text:span text:style-name="T2">parseur d’input + incrémentation score utilisateur + affichage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<text:span text:style-name="T1">2h</text:span></text:p>
          </table:table-cell>
          <table:table-cell table:style-name="Table1.C2" table:number-columns-spanned="3" office:value-type="string">
            <text:p text:style-name="P4">Présentateur: Louis L. et <text:span text:style-name="T1">Florian L.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4">Conclusions</text:p>
          </table:table-cell>
          <table:table-cell table:style-name="Table1.B11" table:number-columns-spanned="3" office:value-type="string">
            <text:p text:style-name="P7"><text:span text:style-name="T4">*</text:span> Le parseur d’input n’étant pas encore prêt nous avons réalisé deux groupes : les algorithmiciens ont réalisé un parseur d’input simple tandis que les programmeurs UI ont réalisé la fonctionnalité de soutien de l’application + la fonctionnalité de bug report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16" table:number-columns-spanned="2" office:value-type="string">
            <text:p text:style-name="P7">Parseur d’input prêt pour la seconde intégration</text:p>
          </table:table-cell>
          <table:covered-table-cell/>
          <table:table-cell table:style-name="Table1.C16" office:value-type="string">
            <text:p text:style-name="P7">Louis L. / Vincent C.</text:p>
          </table:table-cell>
          <table:table-cell table:style-name="Table1.D13" office:value-type="date" office:date-value="2021-03-13">
            <text:p text:style-name="P7">13/03/21</text:p>
          </table:table-cell>
        </table:table-row>
        <table:table-row table:style-name="Table1.1">
          <table:table-cell table:style-name="Table1.A16" table:number-columns-spanned="2" office:value-type="string">
            <text:p text:style-name="P7">Implémentation d’un bouton “À propos” + ajout icône Gymaths</text:p>
          </table:table-cell>
          <table:covered-table-cell/>
          <table:table-cell table:style-name="Table1.C16" office:value-type="string">
            <text:p text:style-name="P7">Florian L.</text:p>
          </table:table-cell>
          <table:table-cell table:style-name="Table1.D14" office:value-type="date" office:date-value="2021-03-13">
            <text:p text:style-name="P7">13/03/21</text:p>
          </table:table-cell>
        </table:table-row>
        <table:table-row table:style-name="Table1.1">
          <table:table-cell table:style-name="Table1.A16" table:number-columns-spanned="2" office:value-type="string">
            <text:p text:style-name="P7">Implémentation d’un bouton “Manuel d’utilisation”</text:p>
          </table:table-cell>
          <table:covered-table-cell/>
          <table:table-cell table:style-name="Table1.C16" office:value-type="string">
            <text:p text:style-name="P7">Thomas L.</text:p>
          </table:table-cell>
          <table:table-cell table:style-name="Table1.D15" office:value-type="date" office:date-value="2021-03-13">
            <text:p text:style-name="P7">13/03/21</text:p>
          </table:table-cell>
        </table:table-row>
        <table:table-row table:style-name="Table1.1">
          <table:table-cell table:style-name="Table1.A16" table:number-columns-spanned="2" office:value-type="string">
            <text:p text:style-name="P7">Implémentation des publicités + dons?</text:p>
          </table:table-cell>
          <table:covered-table-cell/>
          <table:table-cell table:style-name="Table1.C16" office:value-type="string">
            <text:p text:style-name="P7">Yann B.</text:p>
          </table:table-cell>
          <table:table-cell table:style-name="Table1.D16" office:value-type="date" office:date-value="2021-03-13">
            <text:p text:style-name="P7">13/03/21</text:p>
          </table:table-cell>
        </table:table-row>
        <table:table-row table:style-name="Table1.1">
          <table:table-cell table:style-name="Table1.A17" office:value-type="string">
            <text:p text:style-name="P4">Date proch.: <text:span text:style-name="T2">13</text:span><text:span text:style-name="T1">/03/2021</text:span></text:p>
          </table:table-cell>
          <table:table-cell table:style-name="Table1.A17" office:value-type="string">
            <text:p text:style-name="P4">Heure : <text:span text:style-name="T2">18h</text:span></text:p>
          </table:table-cell>
          <table:table-cell table:style-name="Table1.A9" table:number-columns-spanned="2" office:value-type="string">
            <text:p text:style-name="P4">Lieu : Télétravail</text:p>
          </table:table-cell>
          <table:covered-table-cell/>
        </table:table-row>
        <table:table-row table:style-name="Table1.1">
          <table:table-cell table:style-name="Table1.A18" office:value-type="string">
            <text:p text:style-name="P4">Points à aborder: </text:p>
          </table:table-cell>
          <table:table-cell table:style-name="Table1.B18" table:number-columns-spanned="3" office:value-type="string">
            <text:p text:style-name="P7">Seconde et dernier moment d’implémentation de la démo pour l’application Gymaths.<text:line-break/><text:line-break/>La boucle d’exercices doit être prêt et les différents éléments graphiques fondamentaux terminés.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1-03-06T17:52:20.523170672</dc:date>
    <meta:editing-duration>PT42M4S</meta:editing-duration>
    <meta:editing-cycles>11</meta:editing-cycles>
    <meta:generator>LibreOffice/6.4.6.2$Linux_X86_64 LibreOffice_project/40$Build-2</meta:generator>
    <meta:document-statistic meta:table-count="1" meta:image-count="0" meta:object-count="0" meta:page-count="1" meta:paragraph-count="42" meta:word-count="191" meta:character-count="1272" meta:non-whitespace-character-count="1120"/>
  </office:meta>
</office:document-meta>
</file>